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45cm"/>
    </style:style>
    <style:style style:name="co2" style:family="table-column">
      <style:table-column-properties fo:break-before="auto" style:column-width="4.577cm"/>
    </style:style>
    <style:style style:name="co3" style:family="table-column">
      <style:table-column-properties fo:break-before="auto" style:column-width="7.96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0.904cm"/>
    </style:style>
    <style:style style:name="co6" style:family="table-column">
      <style:table-column-properties fo:break-before="auto" style:column-width="6.02cm"/>
    </style:style>
    <style:style style:name="co7" style:family="table-column">
      <style:table-column-properties fo:break-before="auto" style:column-width="9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 tableooo:tab-color="#ff3366"/>
    </style:style>
    <style:style style:name="ta2" style:family="table" style:master-page-name="Default">
      <style:table-properties table:display="true" style:writing-mode="lr-tb" tableooo:tab-color="#33cc66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/>
    </style:style>
  </office:automatic-styles>
  <office:body>
    <office:spreadsheet>
      <table:table table:name="templates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Rôle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Paramètres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Mise en forme du formulaire de connexion</text:p>
          </table:table-cell>
          <table:table-cell office:value-type="string">
            <text:p>Form-connexion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1">
          <table:table-cell office:value-type="string">
            <text:p>Mise en forme de l'accueil</text:p>
          </table:table-cell>
          <table:table-cell office:value-type="string">
            <text:p>accueil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1">
          <table:table-cell office:value-type="string">
            <text:p>Mise en forme du formulaire de création de l'utilisateur</text:p>
          </table:table-cell>
          <table:table-cell office:value-type="string">
            <text:p>Form-user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1">
          <table:table-cell office:value-type="string">
            <text:p>Mise en forme du formulaire de création du prospect</text:p>
          </table:table-cell>
          <table:table-cell office:value-type="string">
            <text:p>Form-prospect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1">
          <table:table-cell office:value-type="string">
            <text:p>Mise en forme de la liste des prospects</text:p>
          </table:table-cell>
          <table:table-cell office:value-type="string">
            <text:p>Liste-prospect</text:p>
          </table:table-cell>
          <table:table-cell office:value-type="string">
            <text:p>$liste : tableau simple de l'objet prospect</text:p>
          </table:table-cell>
          <table:table-cell table:number-columns-repeated="1021"/>
        </table:table-row>
        <table:table-row table:style-name="ro1">
          <table:table-cell office:value-type="string">
            <text:p>Mise en forme du formulaire de création de l'appel</text:p>
          </table:table-cell>
          <table:table-cell office:value-type="string">
            <text:p>Form-appel</text:p>
          </table:table-cell>
          <table:table-cell office:value-type="string">
            <text:p>$prospect : objet chargé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roleurs" table:style-name="ta2" table:print="false">
        <table:table-column table:style-name="co5" table:default-cell-style-name="ce4"/>
        <table:table-column table:style-name="co6" table:default-cell-style-name="ce2"/>
        <table:table-column table:style-name="co7" table:default-cell-style-name="ce2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Rôle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Paramètres</text:p>
          </table:table-cell>
          <table:table-cell table:style-name="ce3" table:number-columns-repeated="1021"/>
        </table:table-row>
        <table:table-row table:style-name="ro2">
          <table:table-cell office:value-type="string">
            <text:p>Vérifier les identifiants et préparer à afficher</text:p>
            <text:p>L'accueil</text:p>
          </table:table-cell>
          <table:table-cell office:value-type="string">
            <text:p>connecter</text:p>
          </table:table-cell>
          <table:table-cell office:value-type="string">
            <text:p>POST : email, mdp</text:p>
          </table:table-cell>
          <table:table-cell table:number-columns-repeated="1021"/>
        </table:table-row>
        <table:table-row table:style-name="ro2">
          <table:table-cell office:value-type="string">
            <text:p>préparer et afficher</text:p>
            <text:p>la page d'accueil et vérifie si connecté</text:p>
          </table:table-cell>
          <table:table-cell office:value-type="string">
            <text:p>index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réparer et afficher</text:p>
            <text:p>le formulaire de création d'un utilisateur et vérifie si on est connecté</text:p>
          </table:table-cell>
          <table:table-cell office:value-type="string">
            <text:p>Affiche-form-user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2">
          <table:table-cell office:value-type="string">
            <text:p>Création de l'utilisateur dans la</text:p>
            <text:p>BDD et vérifie si on est connecté</text:p>
          </table:table-cell>
          <table:table-cell office:value-type="string">
            <text:p>creer-user</text:p>
          </table:table-cell>
          <table:table-cell office:value-type="string">
            <text:p>POST : nom, email, mdp, actif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Préparer et afficher</text:p>
            <text:p>le formulaire de création d'un prospect et vérifie si on est connecté</text:p>
          </table:table-cell>
          <table:table-cell office:value-type="string">
            <text:p>Affiche-form-prospect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Création du prospect dans la</text:p>
            <text:p>BDD et vérifie si on est connecté</text:p>
          </table:table-cell>
          <table:table-cell office:value-type="string">
            <text:p>creer-prospect</text:p>
          </table:table-cell>
          <table:table-cell office:value-type="string">
            <text:p>POST : sociale, siret, email, nom, date, statut</text:p>
          </table:table-cell>
          <table:table-cell table:number-columns-repeated="1021"/>
        </table:table-row>
        <table:table-row table:style-name="ro2">
          <table:table-cell office:value-type="string">
            <text:p>Préparer et afficher</text:p>
            <text:p>la liste des prospect à suivre et vérifie si on est connecté</text:p>
          </table:table-cell>
          <table:table-cell office:value-type="string">
            <text:p>Affiche-liste-prospect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2">
          <table:table-cell office:value-type="string">
            <text:p>Préparer et afficher</text:p>
            <text:p>le formulaire de création d'un appel et vérifie si on est connecté</text:p>
          </table:table-cell>
          <table:table-cell office:value-type="string">
            <text:p>Affiche-form-appel</text:p>
          </table:table-cell>
          <table:table-cell office:value-type="string">
            <text:p>GET id : id du prospect</text:p>
          </table:table-cell>
          <table:table-cell table:number-columns-repeated="1021"/>
        </table:table-row>
        <table:table-row table:style-name="ro2">
          <table:table-cell office:value-type="string">
            <text:p>Création de l'appel dans la</text:p>
            <text:p>BDD et vérifie si on est connecté</text:p>
          </table:table-cell>
          <table:table-cell office:value-type="string">
            <text:p>creer-appel</text:p>
          </table:table-cell>
          <table:table-cell office:value-type="string">
            <text:p>POST : deroulement, statut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3">
          <table:table-cell table:style-name="ce6"/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7">07/03/2022</text:date>, <text:time>15:5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8T17:53:24.62</meta:creation-date>
    <dc:date>2022-03-07T15:53:41.05</dc:date>
    <meta:editing-duration>PT2H13M25S</meta:editing-duration>
    <meta:editing-cycles>16</meta:editing-cycles>
    <meta:generator>OpenOffice/4.1.7$Win32 OpenOffice.org_project/417m1$Build-9800</meta:generator>
    <meta:document-statistic meta:table-count="2" meta:cell-count="51" meta:object-count="0"/>
  </office:meta>
</office:document-meta>
</file>